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5.7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Default"/>
        <table:table-row table:style-name="ro1">
          <table:table-cell office:value-type="string" calcext:value-type="string">
            <text:p>algorithm</text:p>
          </table:table-cell>
          <table:table-cell table:formula="of:=[.A1]&amp;&quot; &quot;&amp;[.A2]" office:value-type="string" office:string-value="algorithm activation" calcext:value-type="string">
            <text:p>algorithm activation</text:p>
          </table:table-cell>
        </table:table-row>
        <table:table-row table:style-name="ro1">
          <table:table-cell office:value-type="string" calcext:value-type="string">
            <text:p>activation</text:p>
          </table:table-cell>
          <table:table-cell table:formula="of:=[.B1]&amp;&quot; &quot;&amp;[.A3]" office:value-type="string" office:string-value="algorithm activation approximation" calcext:value-type="string">
            <text:p>algorithm activation approximation</text:p>
          </table:table-cell>
        </table:table-row>
        <table:table-row table:style-name="ro2">
          <table:table-cell office:value-type="string" calcext:value-type="string">
            <text:p>approximation</text:p>
          </table:table-cell>
          <table:table-cell table:formula="of:=[.B2]&amp;&quot; &quot;&amp;[.A4]" office:value-type="string" office:string-value="algorithm activation approximation architecture" calcext:value-type="string">
            <text:p>algorithm activation approximation architecture</text:p>
          </table:table-cell>
        </table:table-row>
        <table:table-row table:style-name="ro2">
          <table:table-cell office:value-type="string" calcext:value-type="string">
            <text:p>architecture</text:p>
          </table:table-cell>
          <table:table-cell table:formula="of:=[.B3]&amp;&quot; &quot;&amp;[.A5]" office:value-type="string" office:string-value="algorithm activation approximation architecture artificial" calcext:value-type="string">
            <text:p>algorithm activation approximation architecture artificial</text:p>
          </table:table-cell>
        </table:table-row>
        <table:table-row table:style-name="ro2">
          <table:table-cell office:value-type="string" calcext:value-type="string">
            <text:p>artificial</text:p>
          </table:table-cell>
          <table:table-cell table:formula="of:=[.B4]&amp;&quot; &quot;&amp;[.A6]" office:value-type="string" office:string-value="algorithm activation approximation architecture artificial assumptions" calcext:value-type="string">
            <text:p>algorithm activation approximation architecture artificial assumptions</text:p>
          </table:table-cell>
        </table:table-row>
        <table:table-row table:style-name="ro2">
          <table:table-cell office:value-type="string" calcext:value-type="string">
            <text:p>assumptions</text:p>
          </table:table-cell>
          <table:table-cell table:formula="of:=[.B5]&amp;&quot; &quot;&amp;[.A7]" office:value-type="string" office:string-value="algorithm activation approximation architecture artificial assumptions bayesian" calcext:value-type="string">
            <text:p>algorithm activation approximation architecture artificial assumptions bayesian</text:p>
          </table:table-cell>
        </table:table-row>
        <table:table-row table:style-name="ro2">
          <table:table-cell office:value-type="string" calcext:value-type="string">
            <text:p>bayesian</text:p>
          </table:table-cell>
          <table:table-cell table:formula="of:=[.B6]&amp;&quot; &quot;&amp;[.A8]" office:value-type="string" office:string-value="algorithm activation approximation architecture artificial assumptions bayesian class" calcext:value-type="string">
            <text:p>algorithm activation approximation architecture artificial assumptions bayesian class</text:p>
          </table:table-cell>
        </table:table-row>
        <table:table-row table:style-name="ro2">
          <table:table-cell office:value-type="string" calcext:value-type="string">
            <text:p>class</text:p>
          </table:table-cell>
          <table:table-cell table:formula="of:=[.B7]&amp;&quot; &quot;&amp;[.A9]" office:value-type="string" office:string-value="algorithm activation approximation architecture artificial assumptions bayesian class classification" calcext:value-type="string">
            <text:p>algorithm activation approximation architecture artificial assumptions bayesian class classification</text:p>
          </table:table-cell>
        </table:table-row>
        <table:table-row table:style-name="ro2">
          <table:table-cell office:value-type="string" calcext:value-type="string">
            <text:p>classification</text:p>
          </table:table-cell>
          <table:table-cell table:formula="of:=[.B8]&amp;&quot; &quot;&amp;[.A10]" office:value-type="string" office:string-value="algorithm activation approximation architecture artificial assumptions bayesian class classification classifier" calcext:value-type="string">
            <text:p>algorithm activation approximation architecture artificial assumptions bayesian class classification classifier</text:p>
          </table:table-cell>
        </table:table-row>
        <table:table-row table:style-name="ro2">
          <table:table-cell office:value-type="string" calcext:value-type="string">
            <text:p>classifier</text:p>
          </table:table-cell>
          <table:table-cell table:formula="of:=[.B9]&amp;&quot; &quot;&amp;[.A11]" office:value-type="string" office:string-value="algorithm activation approximation architecture artificial assumptions bayesian class classification classifier clustering" calcext:value-type="string">
            <text:p>algorithm activation approximation architecture artificial assumptions bayesian class classification classifier clustering</text:p>
          </table:table-cell>
        </table:table-row>
        <table:table-row table:style-name="ro2">
          <table:table-cell office:value-type="string" calcext:value-type="string">
            <text:p>clustering</text:p>
          </table:table-cell>
          <table:table-cell table:formula="of:=[.B10]&amp;&quot; &quot;&amp;[.A12]" office:value-type="string" office:string-value="algorithm activation approximation architecture artificial assumptions bayesian class classification classifier clustering conditional" calcext:value-type="string">
            <text:p>algorithm activation approximation architecture artificial assumptions bayesian class classification classifier clustering conditional</text:p>
          </table:table-cell>
        </table:table-row>
        <table:table-row table:style-name="ro2">
          <table:table-cell office:value-type="string" calcext:value-type="string">
            <text:p>conditional</text:p>
          </table:table-cell>
          <table:table-cell table:formula="of:=[.B11]&amp;&quot; &quot;&amp;[.A13]" office:value-type="string" office:string-value="algorithm activation approximation architecture artificial assumptions bayesian class classification classifier clustering conditional connected" calcext:value-type="string">
            <text:p>algorithm activation approximation architecture artificial assumptions bayesian class classification classifier clustering conditional connected</text:p>
          </table:table-cell>
        </table:table-row>
        <table:table-row table:style-name="ro2">
          <table:table-cell office:value-type="string" calcext:value-type="string">
            <text:p>connected</text:p>
          </table:table-cell>
          <table:table-cell table:formula="of:=[.B12]&amp;&quot; &quot;&amp;[.A14]" office:value-type="string" office:string-value="algorithm activation approximation architecture artificial assumptions bayesian class classification classifier clustering conditional connected converge" calcext:value-type="string">
            <text:p>algorithm activation approximation architecture artificial assumptions bayesian class classification classifier clustering conditional connected converge</text:p>
          </table:table-cell>
        </table:table-row>
        <table:table-row table:style-name="ro2">
          <table:table-cell office:value-type="string" calcext:value-type="string">
            <text:p>converge</text:p>
          </table:table-cell>
          <table:table-cell table:formula="of:=[.B13]&amp;&quot; &quot;&amp;[.A15]" office:value-type="string" office:string-value="algorithm activation approximation architecture artificial assumptions bayesian class classification classifier clustering conditional connected converge convolutional" calcext:value-type="string">
            <text:p>algorithm activation approximation architecture artificial assumptions bayesian class classification classifier clustering conditional connected converge convolutional</text:p>
          </table:table-cell>
        </table:table-row>
        <table:table-row table:style-name="ro2">
          <table:table-cell office:value-type="string" calcext:value-type="string">
            <text:p>convolutional</text:p>
          </table:table-cell>
          <table:table-cell table:formula="of:=[.B14]&amp;&quot; &quot;&amp;[.A16]" office:value-type="string" office:string-value="algorithm activation approximation architecture artificial assumptions bayesian class classification classifier clustering conditional connected converge convolutional data" calcext:value-type="string">
            <text:p>algorithm activation approximation architecture artificial assumptions bayesian class classification classifier clustering conditional connected converge convolutional data</text:p>
          </table:table-cell>
        </table:table-row>
        <table:table-row table:style-name="ro2">
          <table:table-cell office:value-type="string" calcext:value-type="string">
            <text:p>data</text:p>
          </table:table-cell>
          <table:table-cell table:formula="of:=[.B15]&amp;&quot; &quot;&amp;[.A17]" office:value-type="string" office:string-value="algorithm activation approximation architecture artificial assumptions bayesian class classification classifier clustering conditional connected converge convolutional data decision" calcext:value-type="string">
            <text:p>algorithm activation approximation architecture artificial assumptions bayesian class classification classifier clustering conditional connected converge convolutional data decision</text:p>
          </table:table-cell>
        </table:table-row>
        <table:table-row table:style-name="ro2">
          <table:table-cell office:value-type="string" calcext:value-type="string">
            <text:p>decision</text:p>
          </table:table-cell>
          <table:table-cell table:formula="of:=[.B16]&amp;&quot; &quot;&amp;[.A18]" office:value-type="string" office:string-value="algorithm activation approximation architecture artificial assumptions bayesian class classification classifier clustering conditional connected converge convolutional data decision deep" calcext:value-type="string">
            <text:p>algorithm activation approximation architecture artificial assumptions bayesian class classification classifier clustering conditional connected converge convolutional data decision deep</text:p>
          </table:table-cell>
        </table:table-row>
        <table:table-row table:style-name="ro2">
          <table:table-cell office:value-type="string" calcext:value-type="string">
            <text:p>deep</text:p>
          </table:table-cell>
          <table:table-cell table:formula="of:=[.B17]&amp;&quot; &quot;&amp;[.A19]" office:value-type="string" office:string-value="algorithm activation approximation architecture artificial assumptions bayesian class classification classifier clustering conditional connected converge convolutional data decision deep density" calcext:value-type="string">
            <text:p>algorithm activation approximation architecture artificial assumptions bayesian class classification classifier clustering conditional connected converge convolutional data decision deep density</text:p>
          </table:table-cell>
        </table:table-row>
        <table:table-row table:style-name="ro2">
          <table:table-cell office:value-type="string" calcext:value-type="string">
            <text:p>density</text:p>
          </table:table-cell>
          <table:table-cell table:formula="of:=[.B18]&amp;&quot; &quot;&amp;[.A20]" office:value-type="string" office:string-value="algorithm activation approximation architecture artificial assumptions bayesian class classification classifier clustering conditional connected converge convolutional data decision deep density dependent" calcext:value-type="string">
            <text:p>algorithm activation approximation architecture artificial assumptions bayesian class classification classifier clustering conditional connected converge convolutional data decision deep density dependent</text:p>
          </table:table-cell>
        </table:table-row>
        <table:table-row table:style-name="ro2">
          <table:table-cell office:value-type="string" calcext:value-type="string">
            <text:p>dependent</text:p>
          </table:table-cell>
          <table:table-cell table:formula="of:=[.B19]&amp;&quot; &quot;&amp;[.A21]" office:value-type="string" office:string-value="algorithm activation approximation architecture artificial assumptions bayesian class classification classifier clustering conditional connected converge convolutional data decision deep density dependent dimensional" calcext:value-type="string">
            <text:p>algorithm activation approximation architecture artificial assumptions bayesian class classification classifier clustering conditional connected converge convolutional data decision deep density dependent dimensional</text:p>
          </table:table-cell>
        </table:table-row>
        <table:table-row table:style-name="ro2">
          <table:table-cell office:value-type="string" calcext:value-type="string">
            <text:p>dimensional</text:p>
          </table:table-cell>
          <table:table-cell table:formula="of:=[.B20]&amp;&quot; &quot;&amp;[.A22]" office:value-type="string" office:string-value="algorithm activation approximation architecture artificial assumptions bayesian class classification classifier clustering conditional connected converge convolutional data decision deep density dependent dimensional distance" calcext:value-type="string">
            <text:p>algorithm activation approximation architecture artificial assumptions bayesian class classification classifier clustering conditional connected converge convolutional data decision deep density dependent dimensional distance</text:p>
          </table:table-cell>
        </table:table-row>
        <table:table-row table:style-name="ro2">
          <table:table-cell office:value-type="string" calcext:value-type="string">
            <text:p>distance</text:p>
          </table:table-cell>
          <table:table-cell table:formula="of:=[.B21]&amp;&quot; &quot;&amp;[.A2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calcext:value-type="string">
            <text:p>algorithm activation approximation architecture artificial assumptions bayesian class classification classifier clustering conditional connected converge convolutional data decision deep density dependent dimensional distance distribution</text:p>
          </table:table-cell>
        </table:table-row>
        <table:table-row table:style-name="ro2">
          <table:table-cell office:value-type="string" calcext:value-type="string">
            <text:p>distribution</text:p>
          </table:table-cell>
          <table:table-cell table:formula="of:=[.B22]&amp;&quot; &quot;&amp;[.A2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calcext:value-type="string">
            <text:p>algorithm activation approximation architecture artificial assumptions bayesian class classification classifier clustering conditional connected converge convolutional data decision deep density dependent dimensional distance distribution error</text:p>
          </table:table-cell>
        </table:table-row>
        <table:table-row table:style-name="ro2">
          <table:table-cell office:value-type="string" calcext:value-type="string">
            <text:p>error</text:p>
          </table:table-cell>
          <table:table-cell table:formula="of:=[.B23]&amp;&quot; &quot;&amp;[.A2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text:p>
          </table:table-cell>
        </table:table-row>
        <table:table-row table:style-name="ro2">
          <table:table-cell office:value-type="string" calcext:value-type="string">
            <text:p>estimate</text:p>
          </table:table-cell>
          <table:table-cell table:formula="of:=[.B24]&amp;&quot; &quot;&amp;[.A26]"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text:p>
          </table:table-cell>
        </table:table-row>
        <table:table-row table:style-name="ro2">
          <table:table-cell office:value-type="string" calcext:value-type="string">
            <text:p>expected</text:p>
          </table:table-cell>
          <table:table-cell table:formula="of:=[.B25]&amp;&quot; &quot;&amp;[.A27]"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text:p>
          </table:table-cell>
        </table:table-row>
        <table:table-row table:style-name="ro2">
          <table:table-cell office:value-type="string" calcext:value-type="string">
            <text:p>features</text:p>
          </table:table-cell>
          <table:table-cell table:formula="of:=[.B26]&amp;&quot; &quot;&amp;[.A28]"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text:p>
          </table:table-cell>
        </table:table-row>
        <table:table-row table:style-name="ro2">
          <table:table-cell office:value-type="string" calcext:value-type="string">
            <text:p>fit</text:p>
          </table:table-cell>
          <table:table-cell table:formula="of:=[.B27]&amp;&quot; &quot;&amp;[.A29]"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text:p>
          </table:table-cell>
        </table:table-row>
        <table:table-row table:style-name="ro2">
          <table:table-cell office:value-type="string" calcext:value-type="string">
            <text:p>function</text:p>
          </table:table-cell>
          <table:table-cell table:formula="of:=[.B28]&amp;&quot; &quot;&amp;[.A30]"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text:p>
          </table:table-cell>
        </table:table-row>
        <table:table-row table:style-name="ro2">
          <table:table-cell office:value-type="string" calcext:value-type="string">
            <text:p>gene</text:p>
          </table:table-cell>
          <table:table-cell table:formula="of:=[.B29]&amp;&quot; &quot;&amp;[.A31]"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text:p>
          </table:table-cell>
        </table:table-row>
        <table:table-row table:style-name="ro2">
          <table:table-cell office:value-type="string" calcext:value-type="string">
            <text:p>gradient</text:p>
          </table:table-cell>
          <table:table-cell table:formula="of:=[.B30]&amp;&quot; &quot;&amp;[.A32]"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text:p>
          </table:table-cell>
        </table:table-row>
        <table:table-row table:style-name="ro2">
          <table:table-cell office:value-type="string" calcext:value-type="string">
            <text:p>hidden</text:p>
          </table:table-cell>
          <table:table-cell table:formula="of:=[.B31]&amp;&quot; &quot;&amp;[.A3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text:p>
          </table:table-cell>
        </table:table-row>
        <table:table-row table:style-name="ro2">
          <table:table-cell office:value-type="string" calcext:value-type="string">
            <text:p>independent</text:p>
          </table:table-cell>
          <table:table-cell table:formula="of:=[.B32]&amp;&quot; &quot;&amp;[.A3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text:p>
          </table:table-cell>
        </table:table-row>
        <table:table-row table:style-name="ro2">
          <table:table-cell office:value-type="string" calcext:value-type="string">
            <text:p>information</text:p>
          </table:table-cell>
          <table:table-cell table:formula="of:=[.B33]&amp;&quot; &quot;&amp;[.A3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text:p>
          </table:table-cell>
        </table:table-row>
        <table:table-row table:style-name="ro2">
          <table:table-cell office:value-type="string" calcext:value-type="string">
            <text:p>iterative</text:p>
          </table:table-cell>
          <table:table-cell table:formula="of:=[.B34]&amp;&quot; &quot;&amp;[.A36]"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text:p>
          </table:table-cell>
        </table:table-row>
        <table:table-row table:style-name="ro2">
          <table:table-cell office:value-type="string" calcext:value-type="string">
            <text:p>latent</text:p>
          </table:table-cell>
          <table:table-cell table:formula="of:=[.B35]&amp;&quot; &quot;&amp;[.A37]"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text:p>
          </table:table-cell>
        </table:table-row>
        <table:table-row table:style-name="ro2">
          <table:table-cell office:value-type="string" calcext:value-type="string">
            <text:p>layer</text:p>
          </table:table-cell>
          <table:table-cell table:formula="of:=[.B36]&amp;&quot; &quot;&amp;[.A38]"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text:p>
          </table:table-cell>
        </table:table-row>
        <table:table-row table:style-name="ro2">
          <table:table-cell office:value-type="string" calcext:value-type="string">
            <text:p>learning</text:p>
          </table:table-cell>
          <table:table-cell table:formula="of:=[.B37]&amp;&quot; &quot;&amp;[.A39]"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text:p>
          </table:table-cell>
        </table:table-row>
        <table:table-row table:style-name="ro2">
          <table:table-cell office:value-type="string" calcext:value-type="string">
            <text:p>likelihood</text:p>
          </table:table-cell>
          <table:table-cell table:formula="of:=[.B38]&amp;&quot; &quot;&amp;[.A40]"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text:p>
          </table:table-cell>
        </table:table-row>
        <table:table-row table:style-name="ro2">
          <table:table-cell office:value-type="string" calcext:value-type="string">
            <text:p>linear</text:p>
          </table:table-cell>
          <table:table-cell table:formula="of:=[.B39]&amp;&quot; &quot;&amp;[.A41]"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text:p>
          </table:table-cell>
        </table:table-row>
        <table:table-row table:style-name="ro2">
          <table:table-cell office:value-type="string" calcext:value-type="string">
            <text:p>local</text:p>
          </table:table-cell>
          <table:table-cell table:formula="of:=[.B40]&amp;&quot; &quot;&amp;[.A42]"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text:p>
          </table:table-cell>
        </table:table-row>
        <table:table-row table:style-name="ro2">
          <table:table-cell office:value-type="string" calcext:value-type="string">
            <text:p>logistic</text:p>
          </table:table-cell>
          <table:table-cell table:formula="of:=[.B41]&amp;&quot; &quot;&amp;[.A4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text:p>
          </table:table-cell>
        </table:table-row>
        <table:table-row table:style-name="ro2">
          <table:table-cell office:value-type="string" calcext:value-type="string">
            <text:p>machine</text:p>
          </table:table-cell>
          <table:table-cell table:formula="of:=[.B42]&amp;&quot; &quot;&amp;[.A4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text:p>
          </table:table-cell>
        </table:table-row>
        <table:table-row table:style-name="ro2">
          <table:table-cell office:value-type="string" calcext:value-type="string">
            <text:p>map</text:p>
          </table:table-cell>
          <table:table-cell table:formula="of:=[.B43]&amp;&quot; &quot;&amp;[.A4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text:p>
          </table:table-cell>
        </table:table-row>
        <table:table-row table:style-name="ro2">
          <table:table-cell office:value-type="string" calcext:value-type="string">
            <text:p>markov</text:p>
          </table:table-cell>
          <table:table-cell table:formula="of:=[.B44]&amp;&quot; &quot;&amp;[.A46]"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text:p>
          </table:table-cell>
        </table:table-row>
        <table:table-row table:style-name="ro2">
          <table:table-cell office:value-type="string" calcext:value-type="string">
            <text:p>matrix</text:p>
          </table:table-cell>
          <table:table-cell table:formula="of:=[.B45]&amp;&quot; &quot;&amp;[.A47]"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text:p>
          </table:table-cell>
        </table:table-row>
        <table:table-row table:style-name="ro2">
          <table:table-cell office:value-type="string" calcext:value-type="string">
            <text:p>maximum</text:p>
          </table:table-cell>
          <table:table-cell table:formula="of:=[.B46]&amp;&quot; &quot;&amp;[.A48]"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text:p>
          </table:table-cell>
        </table:table-row>
        <table:table-row table:style-name="ro2">
          <table:table-cell office:value-type="string" calcext:value-type="string">
            <text:p>means</text:p>
          </table:table-cell>
          <table:table-cell table:formula="of:=[.B47]&amp;&quot; &quot;&amp;[.A49]"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text:p>
          </table:table-cell>
        </table:table-row>
        <table:table-row table:style-name="ro2">
          <table:table-cell office:value-type="string" calcext:value-type="string">
            <text:p>measure</text:p>
          </table:table-cell>
          <table:table-cell table:formula="of:=[.B48]&amp;&quot; &quot;&amp;[.A50]"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text:p>
          </table:table-cell>
        </table:table-row>
        <table:table-row table:style-name="ro2">
          <table:table-cell office:value-type="string" calcext:value-type="string">
            <text:p>memory</text:p>
          </table:table-cell>
          <table:table-cell table:formula="of:=[.B49]&amp;&quot; &quot;&amp;[.A51]"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text:p>
          </table:table-cell>
        </table:table-row>
        <table:table-row table:style-name="ro2">
          <table:table-cell office:value-type="string" calcext:value-type="string">
            <text:p>minimize</text:p>
          </table:table-cell>
          <table:table-cell table:formula="of:=[.B50]&amp;&quot; &quot;&amp;[.A52]"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text:p>
          </table:table-cell>
        </table:table-row>
        <table:table-row table:style-name="ro2">
          <table:table-cell office:value-type="string" calcext:value-type="string">
            <text:p>model</text:p>
          </table:table-cell>
          <table:table-cell table:formula="of:=[.B51]&amp;&quot; &quot;&amp;[.A5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text:p>
          </table:table-cell>
        </table:table-row>
        <table:table-row table:style-name="ro2">
          <table:table-cell office:value-type="string" calcext:value-type="string">
            <text:p>network</text:p>
          </table:table-cell>
          <table:table-cell table:formula="of:=[.B52]&amp;&quot; &quot;&amp;[.A5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text:p>
          </table:table-cell>
        </table:table-row>
        <table:table-row table:style-name="ro2">
          <table:table-cell office:value-type="string" calcext:value-type="string">
            <text:p>neural</text:p>
          </table:table-cell>
          <table:table-cell table:formula="of:=[.B53]&amp;&quot; &quot;&amp;[.A5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text:p>
          </table:table-cell>
        </table:table-row>
        <table:table-row table:style-name="ro2">
          <table:table-cell office:value-type="string" calcext:value-type="string">
            <text:p>neurons</text:p>
          </table:table-cell>
          <table:table-cell table:formula="of:=[.B54]&amp;&quot; &quot;&amp;[.A56]"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text:p>
          </table:table-cell>
        </table:table-row>
        <table:table-row table:style-name="ro2">
          <table:table-cell office:value-type="string" calcext:value-type="string">
            <text:p>nodes</text:p>
          </table:table-cell>
          <table:table-cell table:formula="of:=[.B55]&amp;&quot; &quot;&amp;[.A57]"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text:p>
          </table:table-cell>
        </table:table-row>
        <table:table-row table:style-name="ro2">
          <table:table-cell office:value-type="string" calcext:value-type="string">
            <text:p>normal</text:p>
          </table:table-cell>
          <table:table-cell table:formula="of:=[.B56]&amp;&quot; &quot;&amp;[.A58]"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text:p>
          </table:table-cell>
        </table:table-row>
        <table:table-row table:style-name="ro2">
          <table:table-cell office:value-type="string" calcext:value-type="string">
            <text:p>optimal</text:p>
          </table:table-cell>
          <table:table-cell table:formula="of:=[.B57]&amp;&quot; &quot;&amp;[.A59]"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text:p>
          </table:table-cell>
        </table:table-row>
        <table:table-row table:style-name="ro2">
          <table:table-cell office:value-type="string" calcext:value-type="string">
            <text:p>output</text:p>
          </table:table-cell>
          <table:table-cell table:formula="of:=[.B58]&amp;&quot; &quot;&amp;[.A60]"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text:p>
          </table:table-cell>
        </table:table-row>
        <table:table-row table:style-name="ro2">
          <table:table-cell office:value-type="string" calcext:value-type="string">
            <text:p>parameters</text:p>
          </table:table-cell>
          <table:table-cell table:formula="of:=[.B59]&amp;&quot; &quot;&amp;[.A61]"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text:p>
          </table:table-cell>
        </table:table-row>
        <table:table-row table:style-name="ro2">
          <table:table-cell office:value-type="string" calcext:value-type="string">
            <text:p>pattern</text:p>
          </table:table-cell>
          <table:table-cell table:formula="of:=[.B60]&amp;&quot; &quot;&amp;[.A62]"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text:p>
          </table:table-cell>
        </table:table-row>
        <table:table-row table:style-name="ro2">
          <table:table-cell office:value-type="string" calcext:value-type="string">
            <text:p>perceptron</text:p>
          </table:table-cell>
          <table:table-cell table:formula="of:=[.B61]&amp;&quot; &quot;&amp;[.A6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text:p>
          </table:table-cell>
        </table:table-row>
        <table:table-row table:style-name="ro2">
          <table:table-cell office:value-type="string" calcext:value-type="string">
            <text:p>prediction</text:p>
          </table:table-cell>
          <table:table-cell table:formula="of:=[.B62]&amp;&quot; &quot;&amp;[.A6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text:p>
          </table:table-cell>
        </table:table-row>
        <table:table-row table:style-name="ro2">
          <table:table-cell office:value-type="string" calcext:value-type="string">
            <text:p>probability</text:p>
          </table:table-cell>
          <table:table-cell table:formula="of:=[.B63]&amp;&quot; &quot;&amp;[.A6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text:p>
          </table:table-cell>
        </table:table-row>
        <table:table-row table:style-name="ro2">
          <table:table-cell office:value-type="string" calcext:value-type="string">
            <text:p>random</text:p>
          </table:table-cell>
          <table:table-cell table:formula="of:=[.B64]&amp;&quot; &quot;&amp;[.A66]"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text:p>
          </table:table-cell>
        </table:table-row>
        <table:table-row table:style-name="ro2">
          <table:table-cell office:value-type="string" calcext:value-type="string">
            <text:p>recognition</text:p>
          </table:table-cell>
          <table:table-cell table:formula="of:=[.B65]&amp;&quot; &quot;&amp;[.A67]"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text:p>
          </table:table-cell>
        </table:table-row>
        <table:table-row table:style-name="ro2">
          <table:table-cell office:value-type="string" calcext:value-type="string">
            <text:p>regression</text:p>
          </table:table-cell>
          <table:table-cell table:formula="of:=[.B66]&amp;&quot; &quot;&amp;[.A68]"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text:p>
          </table:table-cell>
        </table:table-row>
        <table:table-row table:style-name="ro2">
          <table:table-cell office:value-type="string" calcext:value-type="string">
            <text:p>represent</text:p>
          </table:table-cell>
          <table:table-cell table:formula="of:=[.B67]&amp;&quot; &quot;&amp;[.A69]"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text:p>
          </table:table-cell>
        </table:table-row>
        <table:table-row table:style-name="ro2">
          <table:table-cell office:value-type="string" calcext:value-type="string">
            <text:p>representation</text:p>
          </table:table-cell>
          <table:table-cell table:formula="of:=[.B68]&amp;&quot; &quot;&amp;[.A70]"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text:p>
          </table:table-cell>
        </table:table-row>
        <table:table-row table:style-name="ro2">
          <table:table-cell office:value-type="string" calcext:value-type="string">
            <text:p>rule</text:p>
          </table:table-cell>
          <table:table-cell table:formula="of:=[.B69]&amp;&quot; &quot;&amp;[.A71]"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text:p>
          </table:table-cell>
        </table:table-row>
        <table:table-row table:style-name="ro2">
          <table:table-cell office:value-type="string" calcext:value-type="string">
            <text:p>space</text:p>
          </table:table-cell>
          <table:table-cell table:formula="of:=[.B70]&amp;&quot; &quot;&amp;[.A72]"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text:p>
          </table:table-cell>
        </table:table-row>
        <table:table-row table:style-name="ro2">
          <table:table-cell office:value-type="string" calcext:value-type="string">
            <text:p>squared</text:p>
          </table:table-cell>
          <table:table-cell table:formula="of:=[.B71]&amp;&quot; &quot;&amp;[.A7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text:p>
          </table:table-cell>
        </table:table-row>
        <table:table-row table:style-name="ro2">
          <table:table-cell office:value-type="string" calcext:value-type="string">
            <text:p>standard</text:p>
          </table:table-cell>
          <table:table-cell table:formula="of:=[.B72]&amp;&quot; &quot;&amp;[.A7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text:p>
          </table:table-cell>
        </table:table-row>
        <table:table-row table:style-name="ro2">
          <table:table-cell office:value-type="string" calcext:value-type="string">
            <text:p>state</text:p>
          </table:table-cell>
          <table:table-cell table:formula="of:=[.B73]&amp;&quot; &quot;&amp;[.A7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text:p>
          </table:table-cell>
        </table:table-row>
        <table:table-row table:style-name="ro2">
          <table:table-cell office:value-type="string" calcext:value-type="string">
            <text:p>statistical</text:p>
          </table:table-cell>
          <table:table-cell table:formula="of:=[.B74]&amp;&quot; &quot;&amp;[.A76]"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text:p>
          </table:table-cell>
        </table:table-row>
        <table:table-row table:style-name="ro2">
          <table:table-cell office:value-type="string" calcext:value-type="string">
            <text:p>structure</text:p>
          </table:table-cell>
          <table:table-cell table:formula="of:=[.B75]&amp;&quot; &quot;&amp;[.A77]"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text:p>
          </table:table-cell>
        </table:table-row>
        <table:table-row table:style-name="ro2">
          <table:table-cell office:value-type="string" calcext:value-type="string">
            <text:p>supervised</text:p>
          </table:table-cell>
          <table:table-cell table:formula="of:=[.B76]&amp;&quot; &quot;&amp;[.A78]"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text:p>
          </table:table-cell>
        </table:table-row>
        <table:table-row table:style-name="ro2">
          <table:table-cell office:value-type="string" calcext:value-type="string">
            <text:p>support</text:p>
          </table:table-cell>
          <table:table-cell table:formula="of:=[.B77]&amp;&quot; &quot;&amp;[.A79]"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text:p>
          </table:table-cell>
        </table:table-row>
        <table:table-row table:style-name="ro2">
          <table:table-cell office:value-type="string" calcext:value-type="string">
            <text:p>test</text:p>
          </table:table-cell>
          <table:table-cell table:formula="of:=[.B78]&amp;&quot; &quot;&amp;[.A80]"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text:p>
          </table:table-cell>
        </table:table-row>
        <table:table-row table:style-name="ro2">
          <table:table-cell office:value-type="string" calcext:value-type="string">
            <text:p>training</text:p>
          </table:table-cell>
          <table:table-cell table:formula="of:=[.B79]&amp;&quot; &quot;&amp;[.A81]"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text:p>
          </table:table-cell>
        </table:table-row>
        <table:table-row table:style-name="ro2">
          <table:table-cell office:value-type="string" calcext:value-type="string">
            <text:p>tree</text:p>
          </table:table-cell>
          <table:table-cell table:formula="of:=[.B80]&amp;&quot; &quot;&amp;[.A82]"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text:p>
          </table:table-cell>
        </table:table-row>
        <table:table-row table:style-name="ro2">
          <table:table-cell office:value-type="string" calcext:value-type="string">
            <text:p>variables</text:p>
          </table:table-cell>
          <table:table-cell table:formula="of:=[.B81]&amp;&quot; &quot;&amp;[.A83]"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variance"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variance</text:p>
          </table:table-cell>
        </table:table-row>
        <table:table-row table:style-name="ro2">
          <table:table-cell office:value-type="string" calcext:value-type="string">
            <text:p>variance</text:p>
          </table:table-cell>
          <table:table-cell table:formula="of:=[.B82]&amp;&quot; &quot;&amp;[.A84]"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variance vector"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variance vector</text:p>
          </table:table-cell>
        </table:table-row>
        <table:table-row table:style-name="ro2">
          <table:table-cell office:value-type="string" calcext:value-type="string">
            <text:p>vector</text:p>
          </table:table-cell>
          <table:table-cell table:formula="of:=[.B83]&amp;&quot; &quot;&amp;[.A85]" office:value-type="string" office:string-value="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variance vector weights" calcext:value-type="string">
            <text:p>algorithm activation approximation architecture artificial assumptions bayesian class classification classifier clustering conditional connected converge convolutional data decision deep density dependent dimensional distance distribution error estimate expected features fit function gene gradient hidden independent information iterative latent layer learning likelihood linear local logistic machine map markov matrix maximum means measure memory minimize model network neural neurons nodes normal optimal output parameters pattern perceptron prediction probability random recognition regression represent representation rule space squared standard state statistical structure supervised support test training tree variables variance vector weights</text:p>
          </table:table-cell>
        </table:table-row>
        <table:table-row table:style-name="ro1">
          <table:table-cell office:value-type="string" calcext:value-type="string">
            <text:p>weights</text:p>
          </table:table-cell>
          <table:table-cell/>
        </table:table-row>
        <table:table-row table:style-name="ro1" table:number-rows-repeated="46">
          <table:table-cell table:number-columns-repeated="2"/>
        </table:table-row>
        <table:table-row table:style-name="ro1">
          <table:table-cell table:number-columns-repeated="2"/>
        </table:table-row>
      </table:table>
      <table:named-expressions/>
      <table:database-ranges>
        <table:database-range table:name="__Anonymous_Sheet_DB__0" table:target-range-address="Sheet1.A1:Sheet1.A104854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5">00/00/0000</text:date>, <text:time style:data-style-name="N2" text:time-value="20:45:18.665222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Toulis</meta:initial-creator>
    <meta:creation-date>2016-05-15T00:51:16.674927111</meta:creation-date>
    <dc:date>2016-05-15T20:49:37.870581986</dc:date>
    <dc:creator>Andy Toulis</dc:creator>
    <meta:editing-duration>PT21M56S</meta:editing-duration>
    <meta:editing-cycles>4</meta:editing-cycles>
    <meta:generator>LibreOffice/4.4.3.2$Linux_X86_64 LibreOffice_project/40m0$Build-2</meta:generator>
    <meta:document-statistic meta:table-count="1" meta:cell-count="169" meta:object-count="0"/>
  </office:meta>
</office:document-meta>
</file>